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Mono 10" svg:font-family="'LM Mono 10'" style:font-adornments="10 Regular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7043in"/>
    </style:style>
    <style:style style:name="co2" style:family="table-column">
      <style:table-column-properties fo:break-before="auto" style:column-width="2.3728in"/>
    </style:style>
    <style:style style:name="co3" style:family="table-column">
      <style:table-column-properties fo:break-before="auto" style:column-width="1.4075in"/>
    </style:style>
    <style:style style:name="co4" style:family="table-column">
      <style:table-column-properties fo:break-before="auto" style:column-width="1.997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571in"/>
    </style:style>
    <style:style style:name="co7" style:family="table-column">
      <style:table-column-properties fo:break-before="auto" style:column-width="0.1925in"/>
    </style:style>
    <style:style style:name="co8" style:family="table-column">
      <style:table-column-properties fo:break-before="auto" style:column-width="1.0827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31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0154in" fo:break-before="auto" style:use-optimal-row-height="false"/>
    </style:style>
    <style:style style:name="ro3" style:family="table-row">
      <style:table-row-properties style:row-height="1.1291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1.23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/>
      <style:paragraph-properties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M Mono 10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fo:font-style="italic" style:font-weight-asian="bold" style:font-weight-complex="bold" style:font-style-asian="italic" style:font-style-complex="italic"/>
    </style:style>
    <style:style style:name="T4" style:family="text">
      <style:text-properties style:font-style-asian="italic" style:font-style-complex="italic" fo:font-style="italic"/>
    </style:style>
    <style:style style:name="T5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erformer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Keystroke and MIDI Control</text:p>
          </table:table-cell>
          <table:covered-table-cell table:number-columns-repeated="3" table:style-name="ce5"/>
          <table:table-cell table:style-name="ce5" table:number-columns-repeated="1020"/>
        </table:table-row>
        <table:table-row table:style-name="ro1">
          <table:table-cell table:style-name="ce3"/>
          <table:table-cell table:style-name="ce5" table:number-columns-repeated="1023"/>
        </table:table-row>
        <table:table-row table:style-name="ro1">
          <table:table-cell table:style-name="ce3" office:value-type="string" calcext:value-type="string" table:number-columns-spanned="4" table:number-rows-spanned="1">
            <text:p><text:span text:style-name="T1">'ctrl’ file parsing:</text:span>  Each line in a loop, mute-group, or automation control section is of the form:</text:p>
          </table:table-cell>
          <table:covered-table-cell table:number-columns-repeated="3" table:style-name="ce5"/>
          <table:table-cell table:style-name="ce5" table:number-columns-repeated="1020"/>
        </table:table-row>
        <table:table-row table:style-name="ro1">
          <table:table-cell table:style-name="ce3"/>
          <table:table-cell table:style-name="ce5" table:number-columns-repeated="1023"/>
        </table:table-row>
        <table:table-row table:style-name="ro1">
          <table:table-cell table:style-name="ce3"/>
          <table:table-cell table:style-name="ce7" office:value-type="string" calcext:value-type="string" table:number-columns-spanned="3" table:number-rows-spanned="1">
            <text:p>Index <text:s text:c="2"/>“keyname” <text:s/>[ Toggle ] [ On ] [ Off ] <text:s/># comment/function name</text:p>
          </table:table-cell>
          <table:covered-table-cell table:number-columns-repeated="2" table:style-name="ce5"/>
          <table:table-cell table:style-name="ce5" table:number-columns-repeated="1020"/>
        </table:table-row>
        <table:table-row table:style-name="ro1">
          <table:table-cell table:style-name="ce3"/>
          <table:table-cell table:style-name="ce5" table:number-columns-repeated="1023"/>
        </table:table-row>
        <table:table-row table:style-name="ro1">
          <table:table-cell table:style-name="ce3" office:value-type="string" calcext:value-type="string" table:number-columns-spanned="4" table:number-rows-spanned="1">
            <text:p>where each bracket has the form</text:p>
          </table:table-cell>
          <table:covered-table-cell table:number-columns-repeated="3" table:style-name="ce5"/>
          <table:table-cell table:style-name="ce5" table:number-columns-repeated="1020"/>
        </table:table-row>
        <table:table-row table:style-name="ro1">
          <table:table-cell table:style-name="ce3"/>
          <table:table-cell table:style-name="ce5" table:number-columns-repeated="1023"/>
        </table:table-row>
        <table:table-row table:style-name="ro1">
          <table:table-cell table:style-name="ce3"/>
          <table:table-cell table:style-name="ce7" office:value-type="string" calcext:value-type="string" table:number-columns-spanned="3" table:number-rows-spanned="1">
            <text:p>Inverse-bit <text:s text:c="2"/>MIDI-status <text:s text:c="2"/>D0 <text:s text:c="3"/>D1-min <text:s text:c="3"/>D1-max</text:p>
          </table:table-cell>
          <table:covered-table-cell table:number-columns-repeated="2" table:style-name="ce5"/>
          <table:table-cell table:style-name="ce5" table:number-columns-repeated="1020"/>
        </table:table-row>
        <table:table-row table:style-name="ro1">
          <table:table-cell table:style-name="ce3"/>
          <table:table-cell table:style-name="ce7"/>
          <table:table-cell table:style-name="ce5" table:number-columns-repeated="1022"/>
        </table:table-row>
        <table:table-row table:style-name="ro2">
          <table:table-cell table:style-name="ce3" office:value-type="string" calcext:value-type="string" table:number-columns-spanned="4" table:number-rows-spanned="1">
            <text:p>The <text:span text:style-name="T2">“category”</text:span> depends on the section name:  “[loop-control]”, “[mute-group-control]”, and “[automation-control]”. The function to call is loop_control(<text:span text:style-name="T2">index</text:span>) for the first section and mute_group_control(<text:span text:style-name="T2">index</text:span>) for the first two sections.  For the automation-control section, the function to be called is looked up based on the <text:span text:style-name="T2">index</text:span> value. The function that does this is midioperation::call(<text:span text:style-name="T2">action code</text:span>, <text:span text:style-name="T3">D0</text:span>, <text:span text:style-name="T2">index</text:span>, <text:span text:style-name="T2">inverse</text:span>) which passes these parameters on to the final function call.  See below for the differences between keystroke processing and MIDI event processing.  Note espcially that the <text:span text:style-name="T1">D1</text:span> value is only used when deciding if the event is is allowed to be processed.</text:p>
          </table:table-cell>
          <table:covered-table-cell table:style-name="ce7"/>
          <table:covered-table-cell table:number-columns-repeated="2" table:style-name="ce5"/>
          <table:table-cell table:style-name="ce5" table:number-columns-repeated="1020"/>
        </table:table-row>
        <table:table-row table:style-name="ro1">
          <table:table-cell table:style-name="ce3"/>
          <table:table-cell table:style-name="ce5" table:number-columns-repeated="1023"/>
        </table:table-row>
        <table:table-row table:style-name="ro3">
          <table:table-cell table:style-name="ce3" office:value-type="string" calcext:value-type="string" table:number-columns-spanned="4" table:number-rows-spanned="1">
            <text:p><text:span text:style-name="T1">Keystrokes:</text:span> The key is shift-locked if group-learn (mod_glearn) is in progress.  The key is then looked up to obtain a a “<text:span text:style-name="T2">category”</text:span> (loop, mute-group, or automation control), <text:span text:style-name="T2">“action code” </text:span>(always “toggle” for keystrokes), a <text:span text:style-name="T2">“slot number”</text:span> (the function to perform), and, for loops and mute-groups only, an <text:span text:style-name="T2">“index” </text:span>that is used as the pattern or mute-group number.  The key-press initiates the action, while the key-release is treated as “inverse”, which is used in only a couple cases.  Some automation functions (such as “Record”) require a numeric parameter, and hence cannot be triggered by a keystroke.  The arrow-keys are hardwired for play-list support. A few keystrokes can be used to start functions that need a loop number:  “=” (open pattern editor), “-” (open event tab), and “/” (start slot-shift mechanism).</text:p>
          </table:table-cell>
          <table:covered-table-cell table:number-columns-repeated="3" table:style-name="ce5"/>
          <table:table-cell table:style-name="ce5" table:number-columns-repeated="1020"/>
        </table:table-row>
        <table:table-row table:style-name="ro4">
          <table:table-cell table:style-name="ce5" table:number-columns-repeated="1024"/>
        </table:table-row>
        <table:table-row table:style-name="ro5">
          <table:table-cell table:style-name="ce3" office:value-type="string" calcext:value-type="string" table:number-columns-spanned="4" table:number-rows-spanned="1">
            <text:p><text:span text:style-name="T1">MIDI events:</text:span>  If MIDI control is enabled, a search key is created to look up the event based on its status/event byte (e.g. Note On Channel 3). The “<text:span text:style-name="T2">slot number” </text:span>is looked up.  If the event has been assigned (in the ‘ctrl’ file) then it’s <text:span text:style-name="T1">D1</text:span> data value (e.g. velocity) is checked to make sure it is in the defined range (often 0 to 127). If so, then the <text:span text:style-name="T4">“category” </text:span><text:span text:style-name="T5">(loop, pattern, or automation)</text:span>, <text:span text:style-name="T2">“action code” </text:span><text:span text:style-name="T5">(toggle, on, or off),</text:span> the event’s <text:span text:style-name="T1">D0</text:span> value (e.g. CC or Note number), the <text:span text:style-name="T2">“index”</text:span> (pattern or mute-group number), and the <text:span text:style-name="T2">“inverse”</text:span> bit are used to determine the function call to be made in response to the MIDI event.  To summarize:  the section of the ‘ctrl’ file, the position of the control in the section, the MIDI status byte, and the <text:span text:style-name="T1">DO</text:span> value determine the function call.</text:p>
          </table:table-cell>
          <table:covered-table-cell table:number-columns-repeated="3" table:style-name="ce5"/>
          <table:table-cell table:style-name="ce5" table:number-columns-repeated="1020"/>
        </table:table-row>
        <table:table-row table:style-name="ro4">
          <table:table-cell table:style-name="ce5" table:number-columns-repeated="1024"/>
        </table:table-row>
        <table:table-row table:style-name="ro4">
          <table:table-cell office:value-type="string" calcext:value-type="string">
            <text:p>SECTION</text:p>
          </table:table-cell>
          <table:table-cell table:style-name="ce4" office:value-type="string" calcext:value-type="string">
            <text:p>PERFORMER FUNCTION</text:p>
          </table:table-cell>
          <table:table-cell table:style-name="ce4" office:value-type="string" calcext:value-type="string">
            <text:p>D0</text:p>
          </table:table-cell>
          <table:table-cell table:style-name="ce4" office:value-type="string" calcext:value-type="string">
            <text:p>D1</text:p>
          </table:table-cell>
          <table:table-cell table:style-name="ce4"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Keystrokes:</text:p>
          </table:table-cell>
          <table:table-cell office:value-type="string" calcext:value-type="string">
            <text:p>midi_control_keystroke()</text:p>
          </table:table-cell>
          <table:table-cell office:value-type="string" calcext:value-type="string">
            <text:p>(-1)</text:p>
          </table:table-cell>
          <table:table-cell office:value-type="string" calcext:value-type="string">
            <text:p>keystroke::control_code()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[loop-control]:</text:p>
          </table:table-cell>
          <table:table-cell office:value-type="string" calcext:value-type="string">
            <text:p>loop_control()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Loop numb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equence_playing_toggle/change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lot_shift(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[mute-group-control]:</text:p>
          </table:table-cell>
          <table:table-cell office:value-type="string" calcext:value-type="string">
            <text:p>mute_group_control()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Group numb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learn_mutes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toggle_mutes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toggle_active_mutes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elect_and_mute_group(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[automation-control]:</text:p>
          </table:table-cell>
          <table:table-cell office:value-type="string" calcext:value-type="string">
            <text:p>auto_func_list[](slot, func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bpm_up</text:p>
          </table:table-cell>
          <table:table-cell office:value-type="string" calcext:value-type="string">
            <text:p>automation_bpm_up_dn()</text:p>
          </table:table-cell>
          <table:table-cell office:value-type="string" calcext:value-type="string">
            <text:p>Key vs. MIDI control</text:p>
          </table:table-cell>
          <table:table-cell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increment_beats_per_minute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decrement_beats_per_minute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pm_dn</text:p>
          </table:table-cell>
          <table:table-cell office:value-type="string" calcext:value-type="string">
            <text:p>automation_bpm_dn() [incr/decr]]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s_up</text:p>
          </table:table-cell>
          <table:table-cell office:value-type="string" calcext:value-type="string">
            <text:p>automation_ss_up_dn()</text:p>
          </table:table-cell>
          <table:table-cell office:value-type="string" calcext:value-type="string">
            <text:p>Key vs. MIDI control</text:p>
          </table:table-cell>
          <table:table-cell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increment_screenset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decrement_screenset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s_dn</text:p>
          </table:table-cell>
          <table:table-cell office:value-type="string" calcext:value-type="string">
            <text:p>automation_ss_dn() [incr/decr]]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od_replace</text:p>
          </table:table-cell>
          <table:table-cell office:value-type="string" calcext:value-type="string">
            <text:p>automation_replace()</text:p>
          </table:table-cell>
          <table:table-cell office:value-type="string" calcext:value-type="string">
            <text:p>Key vs. MIDI control</text:p>
          </table:table-cell>
          <table:table-cell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et_ctrl_status(replace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od_snapshot</text:p>
          </table:table-cell>
          <table:table-cell office:value-type="string" calcext:value-type="string">
            <text:p>automation_snapshot()</text:p>
          </table:table-cell>
          <table:table-cell office:value-type="string" calcext:value-type="string">
            <text:p>Key vs. MIDI control</text:p>
          </table:table-cell>
          <table:table-cell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et_ctrl_status(snaphot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od_queue</text:p>
          </table:table-cell>
          <table:table-cell office:value-type="string" calcext:value-type="string">
            <text:p>automation_queue()</text:p>
          </table:table-cell>
          <table:table-cell office:value-type="string" calcext:value-type="string">
            <text:p>Key vs. MIDI control</text:p>
          </table:table-cell>
          <table:table-cell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et_ctrl_status(queue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od_gmute</text:p>
          </table:table-cell>
          <table:table-cell office:value-type="string" calcext:value-type="string">
            <text:p>automation_gmute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od_glearn</text:p>
          </table:table-cell>
          <table:table-cell office:value-type="string" calcext:value-type="string">
            <text:p>automation_glearn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lay_ss</text:p>
          </table:table-cell>
          <table:table-cell office:value-type="string" calcext:value-type="string">
            <text:p>automation_play_ss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layback</text:p>
          </table:table-cell>
          <table:table-cell office:value-type="string" calcext:value-type="string">
            <text:p>automation_playback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ong_record</text:p>
          </table:table-cell>
          <table:table-cell office:value-type="string" calcext:value-type="string">
            <text:p>automation_song_record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olo</text:p>
          </table:table-cell>
          <table:table-cell office:value-type="string" calcext:value-type="string">
            <text:p>automation_solo()</text:p>
          </table:table-cell>
          <table:table-cell office:value-type="string" calcext:value-type="string">
            <text:p>Key vs. MIDI control</text:p>
          </table:table-cell>
          <table:table-cell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et_ctrl_status(queue|replace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hru</text:p>
          </table:table-cell>
          <table:table-cell office:value-type="string" calcext:value-type="string">
            <text:p>automation_thru(), set_thru()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Loop numb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pm_page_up</text:p>
          </table:table-cell>
          <table:table-cell office:value-type="string" calcext:value-type="string">
            <text:p>automation_bpm_page_up_dn()</text:p>
          </table:table-cell>
          <table:table-cell office:value-type="string" calcext:value-type="string">
            <text:p>Key vs. MIDI control</text:p>
          </table:table-cell>
          <table:table-cell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page_increment_beats_per_minute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page_decrement_beats_per_minute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pm_page_dn</text:p>
          </table:table-cell>
          <table:table-cell office:value-type="string" calcext:value-type="string">
            <text:p>automation_bpm_page_dn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s_set</text:p>
          </table:table-cell>
          <table:table-cell office:value-type="string" calcext:value-type="string">
            <text:p>automation_ss_set()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Set number (D1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record</text:p>
          </table:table-cell>
          <table:table-cell office:value-type="string" calcext:value-type="string">
            <text:p>automation_record()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Loop numb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et_recording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quan_record</text:p>
          </table:table-cell>
          <table:table-cell office:value-type="string" calcext:value-type="string">
            <text:p>automation_quan_record()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Loop numb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et_quantized_recording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eset_seq</text:p>
          </table:table-cell>
          <table:table-cell office:value-type="string" calcext:value-type="string">
            <text:p>automation_reset_seq()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Loop numb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et_overwrite_recording()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Needs to be fixed &amp; enhanc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od_oneshot</text:p>
          </table:table-cell>
          <table:table-cell office:value-type="string" calcext:value-type="string">
            <text:p>automation_oneshot()</text:p>
          </table:table-cell>
          <table:table-cell office:value-type="string" calcext:value-type="string">
            <text:p>Key vs. MIDI control</text:p>
          </table:table-cell>
          <table:table-cell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et_ctrl_status(oneshot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F</text:p>
          </table:table-cell>
          <table:table-cell office:value-type="string" calcext:value-type="string">
            <text:p>automation_FF()</text:p>
          </table:table-cell>
          <table:table-cell office:value-type="string" calcext:value-type="string">
            <text:p>NOT YET IMPLEMENTED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ewind</text:p>
          </table:table-cell>
          <table:table-cell office:value-type="string" calcext:value-type="string">
            <text:p>automation_rewind()</text:p>
          </table:table-cell>
          <table:table-cell office:value-type="string" calcext:value-type="string">
            <text:p>NOT YET IMPLEMENTED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op</text:p>
          </table:table-cell>
          <table:table-cell office:value-type="string" calcext:value-type="string">
            <text:p>automation_top()</text:p>
          </table:table-cell>
          <table:table-cell office:value-type="string" calcext:value-type="string">
            <text:p>NOT YET IMPLEMENTED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laylist</text:p>
          </table:table-cell>
          <table:table-cell office:value-type="string" calcext:value-type="string">
            <text:p>automation_playlist()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Playlist numb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open_select_list_by_midi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open_next_list() [<text:span text:style-name="T2">down-arrow</text:span>]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open_previous_list() [<text:span text:style-name="T2">up-arrow</text:span>]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laylist_song</text:p>
          </table:table-cell>
          <table:table-cell office:value-type="string" calcext:value-type="string">
            <text:p>automation_playlist_song()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Song numb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open_select_song_by_midi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open_next_song() [<text:span text:style-name="T2">right-arrow</text:span>]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open_previous_song() [<text:span text:style-name="T2">left-arrow]</text:span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ap_bpm</text:p>
          </table:table-cell>
          <table:table-cell office:value-type="string" calcext:value-type="string">
            <text:p>automation_tap_bpm()</text:p>
          </table:table-cell>
          <table:table-cell table:number-columns-repeated="2"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update_tap_bpm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et_beats_per_minute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rt</text:p>
          </table:table-cell>
          <table:table-cell office:value-type="string" calcext:value-type="string">
            <text:p>automation_start()</text:p>
          </table:table-cell>
          <table:table-cell table:number-columns-repeated="2"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auto_stop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auto_play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op</text:p>
          </table:table-cell>
          <table:table-cell office:value-type="string" calcext:value-type="string">
            <text:p>automation_stop()</text:p>
          </table:table-cell>
          <table:table-cell table:number-columns-repeated="2"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auto_stop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eserved_29</text:p>
          </table:table-cell>
          <table:table-cell office:value-type="string" calcext:value-type="string">
            <text:p>automation_reserved_29()</text:p>
          </table:table-cell>
          <table:table-cell office:value-type="string" calcext:value-type="string">
            <text:p>AVAILABLE FOR USAGE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oggle_mutes</text:p>
          </table:table-cell>
          <table:table-cell office:value-type="string" calcext:value-type="string">
            <text:p>automation_toggle_mutes()</text:p>
          </table:table-cell>
          <table:table-cell table:number-columns-repeated="2"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et_song_mute(toggle/on/off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ong_pointer</text:p>
          </table:table-cell>
          <table:table-cell office:value-type="string" calcext:value-type="string">
            <text:p>automation_song_pointer()</text:p>
          </table:table-cell>
          <table:table-cell office:value-type="string" calcext:value-type="string">
            <text:p>NOT YET IMPLEMENTED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keep_queue</text:p>
          </table:table-cell>
          <table:table-cell office:value-type="string" calcext:value-type="string">
            <text:p>automation_keep_queue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toggle_ctrl_status(keep_queue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et_ctrl_status(keep_queue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lot_shift</text:p>
          </table:table-cell>
          <table:table-cell office:value-type="string" calcext:value-type="string">
            <text:p>automation_slot_shift()</text:p>
          </table:table-cell>
          <table:table-cell table:number-columns-repeated="2"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increment_slot_shift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utes_clear</text:p>
          </table:table-cell>
          <table:table-cell office:value-type="string" calcext:value-type="string">
            <text:p>automation_mutes_clear()</text:p>
          </table:table-cell>
          <table:table-cell table:number-columns-repeated="2"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lot_shift(), clear_mutes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quit</text:p>
          </table:table-cell>
          <table:table-cell office:value-type="string" calcext:value-type="string">
            <text:p>automation_quit()</text:p>
          </table:table-cell>
          <table:table-cell table:number-columns-repeated="2"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ignal_quit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attern_edit</text:p>
          </table:table-cell>
          <table:table-cell office:value-type="string" calcext:value-type="string">
            <text:p>automation_edit_pending()</text:p>
          </table:table-cell>
          <table:table-cell table:number-columns-repeated="2"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ets a flag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vent_edit</text:p>
          </table:table-cell>
          <table:table-cell office:value-type="string" calcext:value-type="string">
            <text:p>automation_event_pending()</text:p>
          </table:table-cell>
          <table:table-cell table:number-columns-repeated="2"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ets a flag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ong_mode</text:p>
          </table:table-cell>
          <table:table-cell office:value-type="string" calcext:value-type="string">
            <text:p>automation_song_mode()</text:p>
          </table:table-cell>
          <table:table-cell table:number-columns-repeated="2"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toggle_song_start_mode() COMBINE?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oggle_jack</text:p>
          </table:table-cell>
          <table:table-cell office:value-type="string" calcext:value-type="string">
            <text:p>automation_toggle_jack()</text:p>
          </table:table-cell>
          <table:table-cell table:number-columns-repeated="2"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toggle_jack_mode()</text:p>
          </table:table-cell>
          <table:table-cell office:value-type="string" calcext:value-type="string">
            <text:p>COMBINE?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menu_mode</text:p>
          </table:table-cell>
          <table:table-cell office:value-type="string" calcext:value-type="string">
            <text:p>automation_menu_mode()</text:p>
          </table:table-cell>
          <table:table-cell office:value-type="string" calcext:value-type="string">
            <text:p>NOT YET IMPLEMENTED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follow_transport</text:p>
          </table:table-cell>
          <table:table-cell office:value-type="string" calcext:value-type="string">
            <text:p>automation_follow_transport()</text:p>
          </table:table-cell>
          <table:table-cell table:number-columns-repeated="2"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toggle_follow_transport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anic</text:p>
          </table:table-cell>
          <table:table-cell office:value-type="string" calcext:value-type="string">
            <text:p>automation_panic()</text:p>
          </table:table-cell>
          <table:table-cell table:number-columns-repeated="2"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panic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isibility</text:p>
          </table:table-cell>
          <table:table-cell office:value-type="string" calcext:value-type="string">
            <text:p>automation_visibility()</text:p>
          </table:table-cell>
          <table:table-cell table:number-columns-repeated="2"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visibility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ave_session</text:p>
          </table:table-cell>
          <table:table-cell office:value-type="string" calcext:value-type="string">
            <text:p>automation_save_session()</text:p>
          </table:table-cell>
          <table:table-cell table:number-columns-repeated="2" office:value-type="string" calcext:value-type="string">
            <text:p>Unus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signal_save(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eserved_45 to 48</text:p>
          </table:table-cell>
          <table:table-cell office:value-type="string" calcext:value-type="string">
            <text:p>automation_no_op()</text:p>
          </table:table-cell>
          <table:table-cell table:number-columns-repeated="1022"/>
        </table:table-row>
        <table:table-row table:style-name="ro4" table:number-rows-repeated="10484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utomation Key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4">
          <table:table-cell office:value-type="string" calcext:value-type="string">
            <text:p>[automation-control]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"'"</text:p>
          </table:table-cell>
          <table:table-cell office:value-type="string" calcext:value-type="string">
            <text:p>BPM Up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";"</text:p>
          </table:table-cell>
          <table:table-cell office:value-type="string" calcext:value-type="string">
            <text:p>BPM Dn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"]"</text:p>
          </table:table-cell>
          <table:table-cell office:value-type="string" calcext:value-type="string">
            <text:p>Set Up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"["</text:p>
          </table:table-cell>
          <table:table-cell office:value-type="string" calcext:value-type="string">
            <text:p>Set Dn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KP_Home"</text:p>
          </table:table-cell>
          <table:table-cell office:value-type="string" calcext:value-type="string">
            <text:p>Replac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"Ins"</text:p>
          </table:table-cell>
          <table:table-cell office:value-type="string" calcext:value-type="string">
            <text:p>Snapshot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"o"</text:p>
          </table:table-cell>
          <table:table-cell office:value-type="string" calcext:value-type="string">
            <text:p>Queue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"`"</text:p>
          </table:table-cell>
          <table:table-cell office:value-type="string" calcext:value-type="string">
            <text:p>Group Mute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"l"</text:p>
          </table:table-cell>
          <table:table-cell office:value-type="string" calcext:value-type="string">
            <text:p>Group Learn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"Home"</text:p>
          </table:table-cell>
          <table:table-cell office:value-type="string" calcext:value-type="string">
            <text:p>Playing Set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"."</text:p>
          </table:table-cell>
          <table:table-cell office:value-type="string" calcext:value-type="string">
            <text:p>Playback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"P"</text:p>
          </table:table-cell>
          <table:table-cell office:value-type="string" calcext:value-type="string">
            <text:p>Song Record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"BS"</text:p>
          </table:table-cell>
          <table:table-cell office:value-type="string" calcext:value-type="string">
            <text:p>Solo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"KP_/"</text:p>
          </table:table-cell>
          <table:table-cell office:value-type="string" calcext:value-type="string">
            <text:p>Thru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"PageUp"</text:p>
          </table:table-cell>
          <table:table-cell office:value-type="string" calcext:value-type="string">
            <text:p>BPM Page Up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"PageDn"</text:p>
          </table:table-cell>
          <table:table-cell office:value-type="string" calcext:value-type="string">
            <text:p>BPM Page Dn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"KP_."</text:p>
          </table:table-cell>
          <table:table-cell office:value-type="string" calcext:value-type="string">
            <text:p>Set Set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"KP_*"</text:p>
          </table:table-cell>
          <table:table-cell office:value-type="string" calcext:value-type="string">
            <text:p>Record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"KP_-"</text:p>
          </table:table-cell>
          <table:table-cell office:value-type="string" calcext:value-type="string">
            <text:p>Quan Record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"KP_+"</text:p>
          </table:table-cell>
          <table:table-cell office:value-type="string" calcext:value-type="string">
            <text:p>Reset Seq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"|"</text:p>
          </table:table-cell>
          <table:table-cell office:value-type="string" calcext:value-type="string">
            <text:p>One-shot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"F6"</text:p>
          </table:table-cell>
          <table:table-cell office:value-type="string" calcext:value-type="string">
            <text:p>FF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"F5"</text:p>
          </table:table-cell>
          <table:table-cell office:value-type="string" calcext:value-type="string">
            <text:p>Rewind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"F1"</text:p>
          </table:table-cell>
          <table:table-cell office:value-type="string" calcext:value-type="string">
            <text:p>Top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"F2"</text:p>
          </table:table-cell>
          <table:table-cell office:value-type="string" calcext:value-type="string">
            <text:p>Play List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"F3"</text:p>
          </table:table-cell>
          <table:table-cell office:value-type="string" calcext:value-type="string">
            <text:p>Play Song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"F9"</text:p>
          </table:table-cell>
          <table:table-cell office:value-type="string" calcext:value-type="string">
            <text:p>Tap BPM</text:p>
          </table:table-cell>
        </table:table-row>
        <table:table-row table:style-name="ro4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"Space"</text:p>
          </table:table-cell>
          <table:table-cell office:value-type="string" calcext:value-type="string">
            <text:p>Start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"Esc"</text:p>
          </table:table-cell>
          <table:table-cell office:value-type="string" calcext:value-type="string">
            <text:p>Stop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"KP_Ins"</text:p>
          </table:table-cell>
          <table:table-cell office:value-type="string" calcext:value-type="string">
            <text:p>Snapshot_2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"F8"</text:p>
          </table:table-cell>
          <table:table-cell office:value-type="string" calcext:value-type="string">
            <text:p>Toggle Mute</text:p>
          </table:table-cell>
        </table:table-row>
        <table:table-row table:style-name="ro4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"F7"</text:p>
          </table:table-cell>
          <table:table-cell office:value-type="string" calcext:value-type="string">
            <text:p>Song Pos</text:p>
          </table:table-cell>
        </table:table-row>
        <table:table-row table:style-name="ro4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"\"</text:p>
          </table:table-cell>
          <table:table-cell office:value-type="string" calcext:value-type="string">
            <text:p>Keep Queue</text:p>
          </table:table-cell>
        </table:table-row>
        <table:table-row table:style-name="ro4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"/"</text:p>
          </table:table-cell>
          <table:table-cell office:value-type="string" calcext:value-type="string">
            <text:p>Slot Shift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"0"</text:p>
          </table:table-cell>
          <table:table-cell office:value-type="string" calcext:value-type="string">
            <text:p>Mutes Clear</text:p>
          </table:table-cell>
        </table:table-row>
        <table:table-row table:style-name="ro4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"Null_f1"</text:p>
          </table:table-cell>
          <table:table-cell office:value-type="string" calcext:value-type="string">
            <text:p>Reserved 35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"="</text:p>
          </table:table-cell>
          <table:table-cell office:value-type="string" calcext:value-type="string">
            <text:p>Loop Edit</text:p>
          </table:table-cell>
        </table:table-row>
        <table:table-row table:style-name="ro4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"-"</text:p>
          </table:table-cell>
          <table:table-cell office:value-type="string" calcext:value-type="string">
            <text:p>Event Edit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"F10"</text:p>
          </table:table-cell>
          <table:table-cell office:value-type="string" calcext:value-type="string">
            <text:p>Song Mode</text:p>
          </table:table-cell>
        </table:table-row>
        <table:table-row table:style-name="ro4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"F11"</text:p>
          </table:table-cell>
          <table:table-cell office:value-type="string" calcext:value-type="string">
            <text:p>Toggle JACK</text:p>
          </table:table-cell>
        </table:table-row>
        <table:table-row table:style-name="ro4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"F12"</text:p>
          </table:table-cell>
          <table:table-cell office:value-type="string" calcext:value-type="string">
            <text:p>Menu Mode</text:p>
          </table:table-cell>
        </table:table-row>
        <table:table-row table:style-name="ro4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"F4"</text:p>
          </table:table-cell>
          <table:table-cell office:value-type="string" calcext:value-type="string">
            <text:p>Follow JACK</text:p>
          </table:table-cell>
        </table:table-row>
        <table:table-row table:style-name="ro4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"~"</text:p>
          </table:table-cell>
          <table:table-cell office:value-type="string" calcext:value-type="string">
            <text:p>Panic</text:p>
          </table:table-cell>
        </table:table-row>
        <table:table-row table:style-name="ro4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"0xf9"</text:p>
          </table:table-cell>
          <table:table-cell office:value-type="string" calcext:value-type="string">
            <text:p>Visibility</text:p>
          </table:table-cell>
        </table:table-row>
        <table:table-row table:style-name="ro4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"0xfa"</text:p>
          </table:table-cell>
          <table:table-cell office:value-type="string" calcext:value-type="string">
            <text:p>Reserved 44</text:p>
          </table:table-cell>
        </table:table-row>
        <table:table-row table:style-name="ro4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"0xfb"</text:p>
          </table:table-cell>
          <table:table-cell office:value-type="string" calcext:value-type="string">
            <text:p>Reserved 45</text:p>
          </table:table-cell>
        </table:table-row>
        <table:table-row table:style-name="ro4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"0xfc"</text:p>
          </table:table-cell>
          <table:table-cell office:value-type="string" calcext:value-type="string">
            <text:p>Reserved 47</text:p>
          </table:table-cell>
        </table:table-row>
        <table:table-row table:style-name="ro4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"0xfd"</text:p>
          </table:table-cell>
          <table:table-cell office:value-type="string" calcext:value-type="string">
            <text:p>Reserved 47</text:p>
          </table:table-cell>
        </table:table-row>
        <table:table-row table:style-name="ro4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"0xfe"</text:p>
          </table:table-cell>
          <table:table-cell office:value-type="string" calcext:value-type="string">
            <text:p>Reserved 48</text:p>
          </table:table-cell>
        </table:table-row>
      </table:table>
      <table:table table:name="Automation Out" table:style-name="ta1"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5" table:default-cell-style-name="Default"/>
        <table:table-row table:style-name="ro4">
          <table:table-cell table:number-columns-repeated="5"/>
        </table:table-row>
        <table:table-row table:style-name="ro4">
          <table:table-cell table:style-name="ce4" office:value-type="string" calcext:value-type="string">
            <text:p>[automation-control-out]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nic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op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use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y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ggle_mutes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ng_record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ot_shift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ee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eue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eshot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place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ap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ng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arn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PM_Up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PM_Dn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st_Up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st_Dn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ng_Up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ng_Dn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t_Up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t_Dn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p_BPM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it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sibility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t_2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t_3</text:p>
          </table:table-cell>
        </table:table-row>
        <table:table-row table:style-name="ro4"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t_4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t_5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t_6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t_7</text:p>
          </table:table-cell>
        </table:table-row>
        <table:table-row table:style-name="ro4"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t_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Mono 10" svg:font-family="'LM Mono 10'" style:font-adornments="10 Regular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12:33:35.6327884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11T15:46:52.979157285</dc:date>
    <meta:editing-duration>PT4H43M27S</meta:editing-duration>
    <meta:editing-cycles>11</meta:editing-cycles>
    <meta:document-statistic meta:table-count="3" meta:cell-count="522" meta:object-count="0"/>
  </office:meta>
</office:document-meta>
</file>